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66" draw:textarea-horizontal-align="justify" draw:textarea-vertical-align="middle" draw:auto-grow-height="false" fo:min-height="0.527cm" fo:min-width="16.055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59cm" fo:min-width="16.047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638cm" fo:min-width="11.217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61cm" fo:min-width="11.219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616cm" fo:min-width="4.008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.668cm" fo:min-width="3.485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668cm" fo:min-width="3.056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668cm" fo:min-width="2.832cm"/>
    </style:style>
    <style:style style:name="gr9" style:family="graphic" style:parent-style-name="standard">
      <style:graphic-properties svg:stroke-color="#000000" draw:fill-color="#666666" draw:textarea-horizontal-align="justify" draw:textarea-vertical-align="middle" draw:auto-grow-height="false" fo:min-height="0.542cm" fo:min-width="3.036cm"/>
    </style:style>
    <style:style style:name="gr10" style:family="graphic" style:parent-style-name="standard">
      <style:graphic-properties svg:stroke-color="#000000" draw:fill-color="#666666" draw:textarea-horizontal-align="justify" draw:textarea-vertical-align="middle" draw:auto-grow-height="false" fo:min-height="0.542cm" fo:min-width="2.838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5.015cm" fo:min-width="16.703cm"/>
    </style:style>
    <style:style style:name="gr1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23cm" fo:min-width="16.74cm"/>
    </style:style>
    <style:style style:name="gr13" style:family="graphic" style:parent-style-name="standard">
      <style:graphic-properties draw:stroke="none" svg:stroke-color="#000000" draw:fill="none" draw:fill-color="#ffffff" fo:min-height="1.147cm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svg:stroke-color="#000000" draw:fill-color="#666666" draw:textarea-horizontal-align="justify" draw:textarea-vertical-align="middle" draw:auto-grow-height="false" fo:min-height="0.542cm" fo:min-width="3.499cm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637cm" svg:height="0.859cm" svg:x="1.524cm" svg:y="4.767cm">
          <text:p text:style-name="P1"><text:span text:style-name="T1">Application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.637cm" svg:height="0.93cm" svg:x="1.524cm" svg:y="6.696cm">
          <text:p text:style-name="P1"><text:span text:style-name="T2">Scala D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1.811cm" svg:height="0.982cm" svg:x="1.524cm" svg:y="9.144cm">
          <text:p text:style-name="P1"><text:span text:style-name="T2">Physical D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1.811cm" svg:height="0.952cm" svg:x="1.524cm" svg:y="7.928cm">
          <text:p text:style-name="P1"><text:span text:style-name="T2">Logical D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cm" svg:height="0.958cm" svg:x="13.561cm" svg:y="7.914cm">
          <text:p text:style-name="P1"><text:span text:style-name="T2">In-core Algeb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083cm" svg:height="1.016cm" svg:x="1.505cm" svg:y="10.414cm">
          <text:p text:style-name="P1"><text:span text:style-name="T2">Spark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654cm" svg:height="1.016cm" svg:x="5.925cm" svg:y="10.414cm">
          <text:p text:style-name="P1"><text:span text:style-name="T2">Flink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43cm" svg:height="1.016cm" svg:x="9.905cm" svg:y="10.414cm">
          <text:p text:style-name="P1"><text:span text:style-name="T2">H20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62cm" svg:height="0.876cm" svg:x="5.905cm" svg:y="12.829cm">
          <text:p text:style-name="P1"><text:span text:style-name="T1">Apache F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422cm" svg:height="0.876cm" svg:x="9.913cm" svg:y="12.829cm">
          <text:p text:style-name="P1"><text:span text:style-name="T1">H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7.399cm" svg:height="5.461cm" svg:x="1.143cm" svg:y="6.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34.857635893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7.398cm" svg:height="1.638cm" svg:x="1.144cm" svg:y="12.4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71.446003660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5.207cm" svg:height="1.397cm" svg:x="13.418cm" svg:y="12.585cm">
          <draw:text-box>
            <text:p><text:span text:style-name="T3">Distributed Dataflow Systems</text:span></text:p>
          </draw:text-box>
        </draw:frame>
        <draw:frame draw:style-name="gr13" draw:text-style-name="P5" draw:layer="layout" svg:width="5.207cm" svg:height="1.397cm" svg:x="13.481cm" svg:y="9.617cm">
          <draw:text-box>
            <text:p><text:span text:style-name="T3">Apache Mahout</text:span></text:p>
            <text:p><text:span text:style-name="T3">Samsara</text:span></text:p>
          </draw:text-box>
        </draw:frame>
        <draw:line draw:style-name="gr14" draw:text-style-name="P1" draw:layer="layout" svg:x1="3.537cm" svg:y1="11.546cm" svg:x2="3.537cm" svg:y2="12.689cm">
          <text:p/>
        </draw:line>
        <draw:custom-shape draw:style-name="gr15" draw:text-style-name="P2" draw:layer="layout" svg:width="4.083cm" svg:height="0.876cm" svg:x="1.505cm" svg:y="12.829cm">
          <text:p text:style-name="P1"><text:span text:style-name="T1">Apache S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9.851cm" svg:y1="5.461cm" svg:x2="9.837cm" svg:y2="6.589cm">
          <text:p/>
        </draw:line>
        <draw:line draw:style-name="gr14" draw:text-style-name="P1" draw:layer="layout" svg:x1="7.737cm" svg:y1="11.547cm" svg:x2="7.737cm" svg:y2="12.69cm">
          <text:p/>
        </draw:line>
        <draw:line draw:style-name="gr14" draw:text-style-name="P1" draw:layer="layout" svg:x1="11.537cm" svg:y1="11.548cm" svg:x2="11.537cm" svg:y2="12.6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22:03:44.074032606</meta:creation-date>
    <dc:date>2018-07-20T06:58:33.372407510</dc:date>
    <meta:editing-duration>PT1H20M38S</meta:editing-duration>
    <meta:editing-cycles>20</meta:editing-cycles>
    <meta:generator>LibreOffice/5.1.6.2$Linux_X86_64 LibreOffice_project/10m0$Build-2</meta:generator>
    <meta:document-statistic meta:object-count="19"/>
  </office:meta>
</office:document-meta>
</file>